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b40" officeooo:paragraph-rsid="001edb40"/>
    </style:style>
    <style:style style:name="T1" style:family="text">
      <style:text-properties officeooo:rsid="002020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branch file <text:span text:style-name="T1">modified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1:31:38.584410069</meta:creation-date>
    <dc:date>2021-07-16T11:42:07.646974432</dc:date>
    <meta:editing-duration>PT10M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4" meta:character-count="26" meta:non-whitespace-character-count="23"/>
  </office:meta>
</office:document-meta>
</file>